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dd7" officeooo:paragraph-rsid="00163dd7"/>
    </style:style>
    <style:style style:name="P2" style:family="paragraph" style:parent-style-name="Standard" style:list-style-name="L1">
      <style:text-properties officeooo:rsid="00163dd7" officeooo:paragraph-rsid="00163d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ждень 5-8</text:p>
      <text:p text:style-name="P1"/>
      <text:list xml:id="list2035831586" text:style-name="L1">
        <text:list-item>
          <text:p text:style-name="P2">Написав клас PossiblePoints</text:p>
        </text:list-item>
        <text:list-item>
          <text:p text:style-name="P2">Покращив пошук точок </text:p>
        </text:list-item>
        <text:list-item>
          <text:p text:style-name="P2">Написав читання з cs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2:28:28.087660253</meta:creation-date>
    <dc:date>2018-05-24T22:30:40.896081928</dc:date>
    <meta:editing-duration>PT2M13S</meta:editing-duration>
    <meta:editing-cycles>1</meta:editing-cycles>
    <meta:document-statistic meta:table-count="0" meta:image-count="0" meta:object-count="0" meta:page-count="1" meta:paragraph-count="4" meta:word-count="15" meta:character-count="86" meta:non-whitespace-character-count="77"/>
    <meta:generator>LibreOffice/5.4.6.2$Linux_X86_64 LibreOffice_project/40m0$Build-2</meta:generator>
  </office:meta>
</office:document-meta>
</file>